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d382" officeooo:paragraph-rsid="000bd3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jgkfgyfuyk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8:08:49.003119875</meta:creation-date>
    <dc:date>2019-12-11T18:08:59.859185249</dc:date>
    <meta:editing-duration>PT11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6.0.7.3$Linux_X86_64 LibreOffice_project/00m0$Build-3</meta:generator>
  </office:meta>
</office:document-meta>
</file>